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1_08-14-37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4 E-139-34-49.2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1_09-04-46_000.jpg</text:p>
          </table:table-cell>
          <table:table-cell table:style-name="ce22" office:value-type="string">
            <text:p>:m :i 1*1 / music / gt / 作曲、アイデア / バリエーションを作る方法 / リズムパタン、変えてみる</text:p>
          </table:table-cell>
          <table:table-cell table:style-name="ce3"/>
          <table:table-cell table:style-name="ce3"/>
          <table:table-cell table:style-name="ce3" office:value-type="string">
            <text:p>N-35-35-28.88 E-139-34-49.32</text:p>
          </table:table-cell>
          <table:table-cell table:style-name="ce32" table:formula="of:=IF([.E3]=&quot;&quot;;[.C3];CONCATENATE([.C3];&quot; / &quot;;[.E3]))" office:value-type="string" office:string-value=":m :i 1*1 / music / gt / 作曲、アイデア / バリエーションを作る方法 / リズムパタン、変えてみる">
            <text:p>:m :i 1*1 / music / gt / 作曲、アイデア / バリエーションを作る方法 / リズムパタン、変えてみ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1_10-24-2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1 E-139-34-49.87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1_11-21-39_000.jpg</text:p>
          </table:table-cell>
          <table:table-cell table:style-name="ce22" office:value-type="string">
            <text:p>:m 1-3*3 RES / 245 / 『光合成の世界』　岩波洋造 / p.182</text:p>
          </table:table-cell>
          <table:table-cell table:style-name="ce23"/>
          <table:table-cell table:style-name="ce3"/>
          <table:table-cell table:style-name="ce3" office:value-type="string">
            <text:p>N-35-35-28.66 E-139-34-49.16</text:p>
          </table:table-cell>
          <table:table-cell table:style-name="ce32" table:formula="of:=IF([.E5]=&quot;&quot;;[.C5];CONCATENATE([.C5];&quot; / &quot;;[.E5]))" office:value-type="string" office:string-value=":m 1-3*3 RES / 245 / 『光合成の世界』　岩波洋造 / p.182">
            <text:p>:m 1-3*3 RES / 245 / 『光合成の世界』　岩波洋造 / p.1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1_11-51-48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44 E-139-34-49.93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1_14-32-27_000.jpg</text:p>
          </table:table-cell>
          <table:table-cell table:style-name="ce22" office:value-type="string">
            <text:p>:m 3*3 RES / 245 / 『貨幣理論』　マンデル / p.92</text:p>
          </table:table-cell>
          <table:table-cell table:style-name="ce14"/>
          <table:table-cell table:style-name="ce3"/>
          <table:table-cell table:style-name="ce3" office:value-type="string">
            <text:p>N-35-35-28.5 E-139-34-49.71</text:p>
          </table:table-cell>
          <table:table-cell table:style-name="ce32" table:formula="of:=IF([.E7]=&quot;&quot;;[.C7];CONCATENATE([.C7];&quot; / &quot;;[.E7]))" office:value-type="string" office:string-value=":m 3*3 RES / 245 / 『貨幣理論』　マンデル / p.92">
            <text:p>:m 3*3 RES / 245 / 『貨幣理論』　マンデル / p.9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1_14-36-23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3 E-139-34-49.76</text:p>
          </table:table-cell>
          <table:table-cell table:style-name="ce32" table:formula="of:=IF([.E8]=&quot;&quot;;[.C8];CONCATENATE([.C8];&quot; / &quot;;[.E8]))" office:value-type="string" office:string-value=":m 東和 PHOTO / 200222sa / 学芸大学駅 / こぶしえん新築工事 / １名 / テクノキャリア（扶桑電気）（東亜建設工業） / 資料">
            <text:p>:m 東和 PHOTO / 200222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1_14-49-0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55 E-139-34-49.98</text:p>
          </table:table-cell>
          <table:table-cell table:style-name="ce32" table:formula="of:=IF([.E9]=&quot;&quot;;[.C9];CONCATENATE([.C9];&quot; / &quot;;[.E9]))" office:value-type="string" office:string-value=":m 東和 PHOTO / 200222sa / 学芸大学駅 / こぶしえん新築工事 / １名 / テクノキャリア（扶桑電気）（東亜建設工業） / 資料">
            <text:p>:m 東和 PHOTO / 200222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1_14-50-3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1 E-139-34-49.49</text:p>
          </table:table-cell>
          <table:table-cell table:style-name="ce32" table:formula="of:=IF([.E10]=&quot;&quot;;[.C10];CONCATENATE([.C10];&quot; / &quot;;[.E10]))" office:value-type="string" office:string-value=":m 東和 PHOTO / 200222sa / 学芸大学駅 / こぶしえん新築工事 / １名 / テクノキャリア（扶桑電気）（東亜建設工業） / 資料">
            <text:p>:m 東和 PHOTO / 200222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1_14-54-5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77 E-139-34-49.43</text:p>
          </table:table-cell>
          <table:table-cell table:style-name="ce32" table:formula="of:=IF([.E11]=&quot;&quot;;[.C11];CONCATENATE([.C11];&quot; / &quot;;[.E11]))" office:value-type="string" office:string-value=":m 東和 PHOTO / 200222sa / 学芸大学駅 / こぶしえん新築工事 / １名 / テクノキャリア（扶桑電気）（東亜建設工業） / 資料">
            <text:p>:m 東和 PHOTO / 200222sa / 学芸大学駅 / こぶしえん新築工事 / １名 / テクノキャリア（扶桑電気）（東亜建設工業） / 資料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1_14-55-51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66 E-139-34-49.27</text:p>
          </table:table-cell>
          <table:table-cell table:style-name="ce32" table:formula="of:=IF([.E12]=&quot;&quot;;[.C12];CONCATENATE([.C12];&quot; / &quot;;[.E12]))" office:value-type="string" office:string-value=":m 東和 PHOTO / 200222sa / 学芸大学駅 / こぶしえん新築工事 / １名 / テクノキャリア（扶桑電気）（東亜建設工業） / 資料">
            <text:p>:m 東和 PHOTO / 200222sa / 学芸大学駅 / こぶしえん新築工事 / １名 / テクノキャリア（扶桑電気）（東亜建設工業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1_16-14-59_000.jpg</text:p>
          </table:table-cell>
          <table:table-cell table:style-name="ce16" office:value-type="string">
            <text:p>:m 1*1 RES / 245 / 『ポスト・トラウマティック・カウンセリング』　久留一郎 / p.128</text:p>
          </table:table-cell>
          <table:table-cell table:style-name="ce17"/>
          <table:table-cell table:style-name="ce3"/>
          <table:table-cell table:style-name="ce3" office:value-type="string">
            <text:p>N-35-35-28.42 E-139-34-49.49</text:p>
          </table:table-cell>
          <table:table-cell table:style-name="ce32" table:formula="of:=IF([.E13]=&quot;&quot;;[.C13];CONCATENATE([.C13];&quot; / &quot;;[.E13]))" office:value-type="string" office:string-value=":m 1*1 RES / 245 / 『ポスト・トラウマティック・カウンセリング』　久留一郎 / p.128">
            <text:p>:m 1*1 RES / 245 / 『ポスト・トラウマティック・カウンセリング』　久留一郎 / p.12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21_17-17-10_000.jpg</text:p>
          </table:table-cell>
          <table:table-cell table:style-name="ce16" office:value-type="string">
            <text:p>:m 1*1 RES / 245 / 『「通貨」を知れば世界が読める』　浜矩子 / p.123</text:p>
          </table:table-cell>
          <table:table-cell table:style-name="ce23"/>
          <table:table-cell table:style-name="ce3"/>
          <table:table-cell table:style-name="ce3" office:value-type="string">
            <text:p>N-35-35-28.89 E-139-34-49.43</text:p>
          </table:table-cell>
          <table:table-cell table:style-name="ce32" table:formula="of:=IF([.E14]=&quot;&quot;;[.C14];CONCATENATE([.C14];&quot; / &quot;;[.E14]))" office:value-type="string" office:string-value=":m 1*1 RES / 245 / 『「通貨」を知れば世界が読める』　浜矩子 / p.123">
            <text:p>:m 1*1 RES / 245 / 『「通貨」を知れば世界が読める』　浜矩子 / p.12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21_18-08-57_000.jpg</text:p>
          </table:table-cell>
          <table:table-cell table:style-name="ce22" office:value-type="string">
            <text:p>:m 1-3*3 RES / 245 / 『光合成の世界』　岩波洋造 / p.182</text:p>
          </table:table-cell>
          <table:table-cell table:style-name="ce15"/>
          <table:table-cell table:style-name="ce3"/>
          <table:table-cell table:style-name="ce3" office:value-type="string">
            <text:p>N-35-35-28.31 E-139-34-49.76</text:p>
          </table:table-cell>
          <table:table-cell table:style-name="ce32" table:formula="of:=IF([.E15]=&quot;&quot;;[.C15];CONCATENATE([.C15];&quot; / &quot;;[.E15]))" office:value-type="string" office:string-value=":m 1-3*3 RES / 245 / 『光合成の世界』　岩波洋造 / p.182">
            <text:p>:m 1-3*3 RES / 245 / 『光合成の世界』　岩波洋造 / p.1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21_20-51-08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1 E-139-34-49.87</text:p>
          </table:table-cell>
          <table:table-cell table:style-name="ce32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21_22-31-56_000.jpg</text:p>
          </table:table-cell>
          <table:table-cell table:style-name="ce6" office:value-type="string">
            <text:p>:m :th / 本を読んで考えたこと / 『貨幣理論』　マンデル / 均衡図、金保有量</text:p>
          </table:table-cell>
          <table:table-cell table:style-name="ce16"/>
          <table:table-cell table:style-name="ce3"/>
          <table:table-cell table:style-name="ce3" office:value-type="string">
            <text:p>N-35-35-28.33 E-139-34-49.54</text:p>
          </table:table-cell>
          <table:table-cell table:style-name="ce32" table:formula="of:=IF([.E17]=&quot;&quot;;[.C17];CONCATENATE([.C17];&quot; / &quot;;[.E17]))" office:value-type="string" office:string-value=":m :th / 本を読んで考えたこと / 『貨幣理論』　マンデル / 均衡図、金保有量">
            <text:p>:m :th / 本を読んで考えたこと / 『貨幣理論』　マンデル / 均衡図、金保有量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22_04-07-30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59 E-139-34-49.65</text:p>
          </table:table-cell>
          <table:table-cell table:style-name="ce32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2-22_05-00-38_000.jpg</text:p>
          </table:table-cell>
          <table:table-cell table:style-name="ce1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8 E-139-34-49.71</text:p>
          </table:table-cell>
          <table:table-cell table:style-name="ce32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2-22_05-33-1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出発時間 / N-35-35-28.74 E-139-34-49.98</text:p>
          </table:table-cell>
          <table:table-cell table:style-name="ce15"/>
          <table:table-cell table:style-name="ce3" table:formula="of:=[.F20]" office:value-type="string" office:string-value="N-35-35-28.74 E-139-34-49.98">
            <text:p>N-35-35-28.74 E-139-34-49.98</text:p>
          </table:table-cell>
          <table:table-cell table:style-name="ce3" office:value-type="string">
            <text:p>N-35-35-28.74 E-139-34-49.98</text:p>
          </table:table-cell>
          <table:table-cell table:style-name="ce32" table:formula="of:=IF([.E20]=&quot;&quot;;[.C20];CONCATENATE([.C20];&quot; / &quot;;[.E20]))" office:value-type="string" office:string-value=":m 東和 PHOTO / 200222sa / 学芸大学駅 / こぶしえん新築工事 / １名 / テクノキャリア（扶桑電気）（東亜建設工業） / 出発時間 / N-35-35-28.74 E-139-34-49.98 / N-35-35-28.74 E-139-34-49.98">
            <text:p>:m 東和 PHOTO / 200222sa / 学芸大学駅 / こぶしえん新築工事 / １名 / テクノキャリア（扶桑電気）（東亜建設工業） / 出発時間 / N-35-35-28.74 E-139-34-49.98 / N-35-35-28.74 E-139-34-49.9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2-22_07-01-16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47 E-139-41-46.86</text:p>
          </table:table-cell>
          <table:table-cell table:style-name="ce16"/>
          <table:table-cell table:style-name="ce3" table:formula="of:=[.F21]" office:value-type="string" office:string-value="N-35-37-42.47 E-139-41-46.86">
            <text:p>N-35-37-42.47 E-139-41-46.86</text:p>
          </table:table-cell>
          <table:table-cell table:style-name="ce3" office:value-type="string">
            <text:p>N-35-37-42.47 E-139-41-46.86</text:p>
          </table:table-cell>
          <table:table-cell table:style-name="ce32" table:formula="of:=IF([.E21]=&quot;&quot;;[.C21];CONCATENATE([.C21];&quot; / &quot;;[.E21]))" office:value-type="string" office:string-value=":m 東和 PHOTO / 200222sa / 学芸大学駅 / こぶしえん新築工事 / １名 / テクノキャリア（扶桑電気）（東亜建設工業） / 現場状況 / N-35-37-42.47 E-139-41-46.86 / N-35-37-42.47 E-139-41-46.86">
            <text:p>:m 東和 PHOTO / 200222sa / 学芸大学駅 / こぶしえん新築工事 / １名 / テクノキャリア（扶桑電気）（東亜建設工業） / 現場状況 / N-35-37-42.47 E-139-41-46.86 / N-35-37-42.47 E-139-41-46.8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2-22_07-01-18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17"/>
          <table:table-cell table:style-name="ce3" table:formula="of:=[.F22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2]=&quot;&quot;;[.C22];CONCATENATE([.C22];&quot; / &quot;;[.E22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2-22_07-01-21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14"/>
          <table:table-cell table:style-name="ce3" table:formula="of:=[.F23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3]=&quot;&quot;;[.C23];CONCATENATE([.C23];&quot; / &quot;;[.E23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2-22_07-01-2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3"/>
          <table:table-cell table:style-name="ce3" table:formula="of:=[.F24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4]=&quot;&quot;;[.C24];CONCATENATE([.C24];&quot; / &quot;;[.E24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2-22_07-01-31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3"/>
          <table:table-cell table:style-name="ce3" table:formula="of:=[.F25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5]=&quot;&quot;;[.C25];CONCATENATE([.C25];&quot; / &quot;;[.E25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2-22_07-01-35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3"/>
          <table:table-cell table:style-name="ce3" table:formula="of:=[.F26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6]=&quot;&quot;;[.C26];CONCATENATE([.C26];&quot; / &quot;;[.E26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2-22_07-01-41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5 E-139-41-46.7</text:p>
          </table:table-cell>
          <table:table-cell table:style-name="ce31"/>
          <table:table-cell table:style-name="ce3" table:formula="of:=[.F27]" office:value-type="string" office:string-value="N-35-37-42.5 E-139-41-46.7">
            <text:p>N-35-37-42.5 E-139-41-46.7</text:p>
          </table:table-cell>
          <table:table-cell table:style-name="ce3" office:value-type="string">
            <text:p>N-35-37-42.5 E-139-41-46.7</text:p>
          </table:table-cell>
          <table:table-cell table:style-name="ce32" table:formula="of:=IF([.E27]=&quot;&quot;;[.C27];CONCATENATE([.C27];&quot; / &quot;;[.E27]))" office:value-type="string" office:string-value=":m 東和 PHOTO / 200222sa / 学芸大学駅 / こぶしえん新築工事 / １名 / テクノキャリア（扶桑電気）（東亜建設工業） / 現場状況 / N-35-37-42.5 E-139-41-46.7 / N-35-37-42.5 E-139-41-46.7">
            <text:p>:m 東和 PHOTO / 200222sa / 学芸大学駅 / こぶしえん新築工事 / １名 / テクノキャリア（扶桑電気）（東亜建設工業） / 現場状況 / N-35-37-42.5 E-139-41-46.7 / N-35-37-42.5 E-139-41-46.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2-22_07-02-06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61 E-139-41-46.92</text:p>
          </table:table-cell>
          <table:table-cell table:style-name="ce23"/>
          <table:table-cell table:style-name="ce3" table:formula="of:=[.F28]" office:value-type="string" office:string-value="N-35-37-42.61 E-139-41-46.92">
            <text:p>N-35-37-42.61 E-139-41-46.92</text:p>
          </table:table-cell>
          <table:table-cell table:style-name="ce3" office:value-type="string">
            <text:p>N-35-37-42.61 E-139-41-46.92</text:p>
          </table:table-cell>
          <table:table-cell table:style-name="ce32" table:formula="of:=IF([.E28]=&quot;&quot;;[.C28];CONCATENATE([.C28];&quot; / &quot;;[.E28]))" office:value-type="string" office:string-value=":m 東和 PHOTO / 200222sa / 学芸大学駅 / こぶしえん新築工事 / １名 / テクノキャリア（扶桑電気）（東亜建設工業） / 現場状況 / N-35-37-42.61 E-139-41-46.92 / N-35-37-42.61 E-139-41-46.92">
            <text:p>:m 東和 PHOTO / 200222sa / 学芸大学駅 / こぶしえん新築工事 / １名 / テクノキャリア（扶桑電気）（東亜建設工業） / 現場状況 / N-35-37-42.61 E-139-41-46.92 / N-35-37-42.61 E-139-41-46.9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2-22_07-02-09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61 E-139-41-46.92</text:p>
          </table:table-cell>
          <table:table-cell table:style-name="ce23"/>
          <table:table-cell table:style-name="ce3" table:formula="of:=[.F29]" office:value-type="string" office:string-value="N-35-37-42.61 E-139-41-46.92">
            <text:p>N-35-37-42.61 E-139-41-46.92</text:p>
          </table:table-cell>
          <table:table-cell table:style-name="ce3" office:value-type="string">
            <text:p>N-35-37-42.61 E-139-41-46.92</text:p>
          </table:table-cell>
          <table:table-cell table:style-name="ce32" table:formula="of:=IF([.E29]=&quot;&quot;;[.C29];CONCATENATE([.C29];&quot; / &quot;;[.E29]))" office:value-type="string" office:string-value=":m 東和 PHOTO / 200222sa / 学芸大学駅 / こぶしえん新築工事 / １名 / テクノキャリア（扶桑電気）（東亜建設工業） / 現場状況 / N-35-37-42.61 E-139-41-46.92 / N-35-37-42.61 E-139-41-46.92">
            <text:p>:m 東和 PHOTO / 200222sa / 学芸大学駅 / こぶしえん新築工事 / １名 / テクノキャリア（扶桑電気）（東亜建設工業） / 現場状況 / N-35-37-42.61 E-139-41-46.92 / N-35-37-42.61 E-139-41-46.9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2-22_07-02-12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現場状況 / N-35-37-42.61 E-139-41-46.92</text:p>
          </table:table-cell>
          <table:table-cell table:style-name="ce15"/>
          <table:table-cell table:style-name="ce3" table:formula="of:=[.F30]" office:value-type="string" office:string-value="N-35-37-42.61 E-139-41-46.92">
            <text:p>N-35-37-42.61 E-139-41-46.92</text:p>
          </table:table-cell>
          <table:table-cell table:style-name="ce3" office:value-type="string">
            <text:p>N-35-37-42.61 E-139-41-46.92</text:p>
          </table:table-cell>
          <table:table-cell table:style-name="ce32" table:formula="of:=IF([.E30]=&quot;&quot;;[.C30];CONCATENATE([.C30];&quot; / &quot;;[.E30]))" office:value-type="string" office:string-value=":m 東和 PHOTO / 200222sa / 学芸大学駅 / こぶしえん新築工事 / １名 / テクノキャリア（扶桑電気）（東亜建設工業） / 現場状況 / N-35-37-42.61 E-139-41-46.92 / N-35-37-42.61 E-139-41-46.92">
            <text:p>:m 東和 PHOTO / 200222sa / 学芸大学駅 / こぶしえん新築工事 / １名 / テクノキャリア（扶桑電気）（東亜建設工業） / 現場状況 / N-35-37-42.61 E-139-41-46.92 / N-35-37-42.61 E-139-41-46.9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2-22_07-23-20_000.png</text:p>
          </table:table-cell>
          <table:table-cell table:style-name="ce6" office:value-type="string">
            <text:p>:m / daylog メモ / 2020-0218 / TEMPLATE</text:p>
          </table:table-cell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string" office:string-value=":m / daylog メモ / 2020-0218 / TEMPLATE">
            <text:p>:m / daylog メモ / 2020-0218 / TEMPLAT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2-22_18-02-34_000.jpg</text:p>
          </table:table-cell>
          <table:table-cell table:style-name="ce22" office:value-type="string">
            <text:p>:m 東和 PHOTO / 200222sa / 学芸大学駅 / こぶしえん新築工事 / １名 / テクノキャリア（扶桑電気）（東亜建設工業） / 日報</text:p>
          </table:table-cell>
          <table:table-cell table:style-name="ce17"/>
          <table:table-cell table:style-name="ce3"/>
          <table:table-cell table:style-name="ce3" office:value-type="string">
            <text:p>N-35-35-28.34 E-139-34-49.65</text:p>
          </table:table-cell>
          <table:table-cell table:style-name="ce32" table:formula="of:=IF([.E32]=&quot;&quot;;[.C32];CONCATENATE([.C32];&quot; / &quot;;[.E32]))" office:value-type="string" office:string-value=":m 東和 PHOTO / 200222sa / 学芸大学駅 / こぶしえん新築工事 / １名 / テクノキャリア（扶桑電気）（東亜建設工業） / 日報">
            <text:p>:m 東和 PHOTO / 200222sa / 学芸大学駅 / こぶしえん新築工事 / １名 / テクノキャリア（扶桑電気）（東亜建設工業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2-22_20-53-35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29 E-139-34-49.6</text:p>
          </table:table-cell>
          <table:table-cell table:style-name="ce32" table:formula="of:=IF([.E33]=&quot;&quot;;[.C33];CONCATENATE([.C33];&quot; / &quot;;[.E33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2-23_06-49-09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31 E-139-34-49.87</text:p>
          </table:table-cell>
          <table:table-cell table:style-name="ce32" table:formula="of:=IF([.E34]=&quot;&quot;;[.C34];CONCATENATE([.C34];&quot; / &quot;;[.E34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2-23_06-52-15_000.pn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2-23_06-52-43_000.pn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1-16_07-32-58.m4a</text:p>
          </table:table-cell>
          <table:table-cell table:style-name="ce6" office:value-type="string">
            <text:p>:VOICE-MEMO / @自宅 / 記録 / 母親との会話 / 順の行動、階段の電球を外す；「買いに行くことになっている」 / memo-id=KUGV</text:p>
          </table:table-cell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string" office:string-value=":VOICE-MEMO / @自宅 / 記録 / 母親との会話 / 順の行動、階段の電球を外す；「買いに行くことになっている」 / memo-id=KUGV">
            <text:p>:VOICE-MEMO / @自宅 / 記録 / 母親との会話 / 順の行動、階段の電球を外す；「買いに行くことになっている」 / memo-id=KUG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1-16_13-12-05.m4a</text:p>
          </table:table-cell>
          <table:table-cell table:style-name="ce6" office:value-type="string">
            <text:p>:VOICE-MEMO / @自宅 / 記録 / 母親との会話 / 順の行動、階段の電球を外す；「買いに行くことになっている」 / memo-id=KUGV</text:p>
          </table:table-cell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string" office:string-value=":VOICE-MEMO / @自宅 / 記録 / 母親との会話 / 順の行動、階段の電球を外す；「買いに行くことになっている」 / memo-id=KUGV">
            <text:p>:VOICE-MEMO / @自宅 / 記録 / 母親との会話 / 順の行動、階段の電球を外す；「買いに行くことになっている」 / memo-id=KUG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1-16_13-20-41.m4a</text:p>
          </table:table-cell>
          <table:table-cell table:style-name="ce6" office:value-type="string">
            <text:p>:VOICE-MEMO / @自宅 / 記録 / 母親との会話 / 順の行動、階段の電球を外す；「買いに行くことになっている」 / memo-id=KUGV</text:p>
          </table:table-cell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string" office:string-value=":VOICE-MEMO / @自宅 / 記録 / 母親との会話 / 順の行動、階段の電球を外す；「買いに行くことになっている」 / memo-id=KUGV">
            <text:p>:VOICE-MEMO / @自宅 / 記録 / 母親との会話 / 順の行動、階段の電球を外す；「買いに行くことになっている」 / memo-id=KUG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1-16_15-02-57.m4a</text:p>
          </table:table-cell>
          <table:table-cell table:style-name="ce6" office:value-type="string">
            <text:p>:VOICE-MEMO / @自宅 / 記録 / 母親との会話 / 順の行動、階段の電球を外す；「買いに行くことになっている」 / memo-id=KUGV</text:p>
          </table:table-cell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string" office:string-value=":VOICE-MEMO / @自宅 / 記録 / 母親との会話 / 順の行動、階段の電球を外す；「買いに行くことになっている」 / memo-id=KUGV">
            <text:p>:VOICE-MEMO / @自宅 / 記録 / 母親との会話 / 順の行動、階段の電球を外す；「買いに行くことになっている」 / memo-id=KUG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1-16_15-05-00.m4a</text:p>
          </table:table-cell>
          <table:table-cell table:style-name="ce6" office:value-type="string">
            <text:p>:VOICE-MEMO / @自宅 / 記録 / 奇声、家の周辺のどこか、「ゥエーェ！」 / </text:p>
          </table:table-cell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string" office:string-value=":VOICE-MEMO / @自宅 / 記録 / 奇声、家の周辺のどこか、「ゥエーェ！」 / ">
            <text:p>:VOICE-MEMO / @自宅 / 記録 / 奇声、家の周辺のどこか、「ゥエーェ！」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1-17_10-27-10.m4a</text:p>
          </table:table-cell>
          <table:table-cell table:style-name="ce6" office:value-type="string">
            <text:p>:VOICE-MEMO / @自宅 / 記録 / 母親との会話 / 順の行動、階段の電球を外す；「買いに行くことになっている」 / memo-id=KUGV</text:p>
          </table:table-cell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string" office:string-value=":VOICE-MEMO / @自宅 / 記録 / 母親との会話 / 順の行動、階段の電球を外す；「買いに行くことになっている」 / memo-id=KUGV">
            <text:p>:VOICE-MEMO / @自宅 / 記録 / 母親との会話 / 順の行動、階段の電球を外す；「買いに行くことになっている」 / memo-id=KUG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020/02/23</text:date>, <text:time>09:1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3T09:13:07.03</dc:date>
    <dc:creator>iwabuchi ken</dc:creator>
    <meta:editing-duration>P17DT19H21M45S</meta:editing-duration>
    <meta:editing-cycles>7081</meta:editing-cycles>
    <meta:document-statistic meta:table-count="1" meta:cell-count="829" meta:object-count="0"/>
  </office:meta>
</office:document-meta>
</file>